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54" table:style-name="ce1">
            <text:p>5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64" table:style-name="ce1">
            <text:p>6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7" table:style-name="ce1">
            <text:p>7</text:p>
          </table:table-cell>
          <table:table-cell office:value-type="float" office:value="65" table:style-name="ce5">
            <text:p>6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68" table:style-name="ce1">
            <text:p>6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100" table:style-name="ce1">
            <text:p>100</text:p>
          </table:table-cell>
          <table:table-cell office:value-type="float" office:value="29" table:style-name="ce1">
            <text:p>2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8</text:p>
          </table:table-cell>
          <table:table-cell office:value-type="string" table:style-name="ce1">
            <text:p>60% Negrette, 40% Syrah.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45" table:style-name="ce1">
            <text:p>4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70" table:style-name="ce1">
            <text:p>7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80" table:style-name="ce1">
            <text:p>18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50" table:style-name="ce1">
            <text:p>5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Colinear</meta:initial-creator>
    <dc:creator>Colinear</dc:creator>
    <meta:creation-date>2019-09-16T13:50:09Z</meta:creation-date>
    <dc:date>2020-04-05T11:01:43Z</dc:date>
    <meta:editing-cycles>54</meta:editing-cycles>
    <meta:editing-duration>PT13740S</meta:editing-duration>
  </office:meta>
</office:document-meta>
</file>